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marker-start-width="0.4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svg:stroke-width="0.1cm" draw:marker-start-width="0.45cm" draw:marker-end="Arrow" draw:marker-end-width="0.45cm" svg:stroke-opacity="60%" draw:textarea-horizontal-align="center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line draw:style-name="gr1" draw:text-style-name="P1" draw:layer="layout" svg:x1="0cm" svg:y1="0.884cm" svg:x2="2cm" svg:y2="0.884cm">
          <text:p/>
        </draw:line>
        <draw:line draw:style-name="gr2" draw:text-style-name="P1" draw:layer="layout" svg:x1="2cm" svg:y1="1.155cm" svg:x2="0cm" svg:y2="1.15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cm" fo:page-height="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Wincent Balin</meta:initial-creator>
    <meta:creation-date>2011-02-23T19:10:56.54</meta:creation-date>
    <dc:date>2011-02-24T22:07:08.86</dc:date>
    <dc:creator>Wincent Balin</dc:creator>
    <meta:editing-duration>PT00H21M44S</meta:editing-duration>
    <meta:editing-cycles>2</meta:editing-cycles>
    <meta:generator>OpenOffice.org/3.2$Win32 OpenOffice.org_project/320m18$Build-9502</meta:generator>
    <meta:document-statistic meta:object-count="2"/>
  </office:meta>
</office:document-meta>
</file>